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CenturySchL-Bold" svg:font-family="CenturySchL-Bold" style:font-family-generic="roman" style:font-pitch="variable"/>
    <style:font-face style:name="CenturySchL-Roma" svg:font-family="CenturySchL-Rom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fo:font-weight="normal" officeooo:paragraph-rsid="0017492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898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8985e" officeooo:paragraph-rsid="0018985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8985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1a273d" officeooo:paragraph-rsid="001a273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8985e" officeooo:paragraph-rsid="0018985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officeooo:rsid="001a273d" officeooo:paragraph-rsid="001a273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Heading_20_1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8985e" officeooo:paragraph-rsid="0018985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18985e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1f2e70"/>
    </style:style>
    <style:style style:name="P15" style:family="paragraph" style:parent-style-name="Standard">
      <style:paragraph-properties fo:line-height="100%" fo:text-align="center" style:justify-single-word="false"/>
      <style:text-properties officeooo:paragraph-rsid="0018985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8985e" officeooo:paragraph-rsid="0018985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2pt" fo:font-weight="normal" officeooo:rsid="0018985e" officeooo:paragraph-rsid="0018985e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>
      <style:paragraph-properties fo:text-align="center" style:justify-single-word="false"/>
      <style:text-properties style:font-name="Arial"/>
    </style:style>
    <style:style style:name="P20" style:family="paragraph" style:parent-style-name="Text_20_body">
      <style:paragraph-properties fo:text-align="start" style:justify-single-word="false"/>
      <style:text-properties style:font-name="Ari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/>
    </style:style>
    <style:style style:name="T1" style:family="text">
      <style:text-properties fo:font-variant="normal" fo:text-transform="none" fo:color="#222222" style:font-name="Arial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18985e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normal" officeooo:rsid="001f2e70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8985e" style:font-size-asian="12pt" style:font-weight-asian="normal" style:font-size-complex="12pt" style:font-weight-complex="normal"/>
    </style:style>
    <style:style style:name="T7" style:family="text">
      <style:text-properties officeooo:rsid="001b928d"/>
    </style:style>
    <style:style style:name="T8" style:family="text">
      <style:text-properties officeooo:rsid="001cba20"/>
    </style:style>
    <style:style style:name="T9" style:family="text">
      <style:text-properties officeooo:rsid="001f2e70"/>
    </style:style>
    <style:style style:name="T10" style:family="text">
      <style:text-properties officeooo:rsid="001f8c6d"/>
    </style:style>
    <style:style style:name="T11" style:family="text">
      <style:text-properties officeooo:rsid="00215e00"/>
    </style:style>
    <style:style style:name="T12" style:family="text">
      <style:text-properties officeooo:rsid="00229fb6"/>
    </style:style>
    <style:style style:name="T13" style:family="text">
      <style:text-properties officeooo:rsid="00248385"/>
    </style:style>
    <style:style style:name="T14" style:family="text">
      <style:text-properties officeooo:rsid="0024cd0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emática para programação competitiva </text:p>
      <text:p text:style-name="P10"><text:line-break/><text:span text:style-name="T4"><text:tab/> <text:tab/></text:span><text:span text:style-name="T1">A matemática desempenha um papel importante na programação competitiva, e não é possível se tornar um programador competitivo de sucesso sem ter boas habilidades matemáticas. Esta seção discute alguns conceitos e fórmulas matemáticas importantes que são necessárias.</text:span></text:p>
      <text:h text:style-name="P11" text:outline-level="1">Fórmula de soma </text:h>
      <text:p text:style-name="P1"/>
      <text:p text:style-name="P1"><draw:frame draw:style-name="fr2" draw:name="Objeto1" text:anchor-type="as-char" svg:y="-0.713cm" svg:width="4.36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6"><text:span text:style-name="T3"><text:tab/><text:tab/> <text:tab/>O</text:span><text:span text:style-name="T2">nde k é um número inteiro positivo, possui uma fórmula de forma fechada que é um polinômio de grau k + 1. Por exemplo</text:span></text:p>
      <text:p text:style-name="P3"/>
      <text:p text:style-name="P2"><draw:frame draw:style-name="fr2" draw:name="Objeto2" text:anchor-type="as-char" svg:y="-0.713cm" svg:width="5.5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E</text:p>
      <text:p text:style-name="P4"/>
      <text:p text:style-name="P4"><draw:frame draw:style-name="fr2" draw:name="Objeto3" text:anchor-type="as-char" svg:y="-0.713cm" svg:width="6.81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tab/></text:p>
      <text:p text:style-name="P5"><text:bookmark text:name="tw-target-text"/><text:tab/><text:tab/><text:tab/><text:tab/><text:tab/><text:tab/><text:tab/> <text:tab/>Uma progressão aritmética é uma sequência de números em que a diferença entre dois números consecutivos é constante. Por exemplo,</text:p>
      <text:p text:style-name="P5"/>
      <text:p text:style-name="P7"><draw:frame draw:style-name="fr2" draw:name="Objeto4" text:anchor-type="as-char" svg:y="-0.377cm" svg:width="2.06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text:tab/> <text:tab/></text:p>
      <text:p text:style-name="P8"><text:tab/><text:tab/> <text:tab/>é uma progressão aritmética com constante 4. A soma de uma progressão aritmética pode ser calculado usando a fórmula <text:span text:style-name="T8">seguinte: </text:span></text:p>
      <text:p text:style-name="P8"/>
      <text:p text:style-name="P8"><draw:frame draw:style-name="fr2" draw:name="Objeto5" text:anchor-type="as-char" svg:y="-0.66cm" svg:width="3.298cm" svg:height="1.21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><text:tab/> <text:tab/>onde “a” é o primeiro número, “b” é o último número e “<text:span text:style-name="T7">n” </text:span>é a quantidade de números. Por exemplo,</text:p>
      <text:p text:style-name="P8"/>
      <text:p text:style-name="P8"><draw:frame draw:style-name="fr2" draw:name="Objeto6" text:anchor-type="as-char" svg:y="-0.66cm" svg:width="5.168cm" svg:height="1.03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13"><text:span text:style-name="T6"/></text:p>
      <text:p text:style-name="P13"><text:span text:style-name="T6"/></text:p>
      <text:p text:style-name="P13"><text:soft-page-break/><text:span text:style-name="T6">A fórmula é baseada no fato de que a soma consiste em n números e na o valor de cada número é </text:span><text:span text:style-name="T6"><draw:frame draw:style-name="fr1" draw:name="Objeto7" text:anchor-type="as-char" svg:y="-0.66cm" svg:width="1.316cm" svg:height="1.03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<text:s/>em </text:span><text:span text:style-name="T5">média. Uma</text:span><text:span text:style-name="T6"> progressão geométrica é uma sequência de números em que a razão entre quaisquer dois números consecutivos são constantes. Por exemplo,</text:span></text:p>
      <text:p text:style-name="P13"><text:span text:style-name="T6"/></text:p>
      <text:p text:style-name="P15"><text:span text:style-name="T6"><draw:frame draw:style-name="fr1" draw:name="Objeto8" text:anchor-type="as-char" svg:y="-0.377cm" svg:width="2.094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><text:span text:style-name="T6"><text:tab/><text:tab/> <text:tab/></text:span></text:p>
      <text:p text:style-name="P14"><text:span text:style-name="T6"><text:s/><text:tab/></text:span><text:span text:style-name="T5">É</text:span><text:span text:style-name="T6"> uma progressão geométrica com constante 2. A soma de uma progressão geométrica</text:span><text:span text:style-name="T5"> </text:span><text:span text:style-name="T6">pode ser calculado usando a fórmula.</text:span></text:p>
      <text:p text:style-name="P14"><text:span text:style-name="T6"/></text:p>
      <text:p text:style-name="P14"><text:span text:style-name="T6"><draw:frame draw:style-name="fr1" draw:name="Objeto9" text:anchor-type="as-char" svg:y="-0.619cm" svg:width="3.993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/>
      <text:p text:style-name="P8"><text:span text:style-name="T9"><text:tab/><text:tab/><text:tab/><text:tab/><text:tab/><text:tab/> <text:tab/>O</text:span>nde “a” é o primeiro número, “<text:span text:style-name="T9">b</text:span>” é o último número e a razão entre consecutivos</text:p>
      <text:p text:style-name="P8">números é “k”. Por exemplo,</text:p>
      <text:p text:style-name="P8"/>
      <text:p text:style-name="P8"><draw:frame draw:style-name="fr1" draw:name="Objeto10" text:anchor-type="as-char" svg:y="-0.619cm" svg:width="5.059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Essa fórmula pode ser derivada da seguinte maneira:</text:p>
      <text:p text:style-name="P8"/>
      <text:p text:style-name="P8"><draw:frame draw:style-name="fr1" draw:name="Objeto11" text:anchor-type="as-char" svg:y="-0.437cm" svg:width="3.87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Ao multiplicar os dois lados por k, obtemos:</text:p>
      <text:p text:style-name="P8"/>
      <text:p text:style-name="P8"><draw:frame draw:style-name="fr1" draw:name="Objeto12" text:anchor-type="as-char" svg:y="-0.437cm" svg:width="4.389cm" svg:height="0.52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8"><text:span text:style-name="T10">E</text:span> resolvendo a equação:</text:p>
      <text:p text:style-name="P8"/>
      <text:p text:style-name="P8"><draw:frame draw:style-name="fr1" draw:name="Objeto13" text:anchor-type="as-char" svg:y="-0.377cm" svg:width="2.57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><text:span text:style-name="T10">p</text:span>roduz a fórmula.</text:p>
      <text:p text:style-name="P8"/>
      <text:p text:style-name="P8">Um caso especial de uma soma de uma progressão geométrica é a fórmula: </text:p>
      <text:p text:style-name="P8"/>
      <text:p text:style-name="P8"><draw:frame draw:style-name="fr1" draw:name="Objeto14" text:anchor-type="as-char" svg:y="-0.437cm" svg:width="4.902cm" svg:height="0.52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8"><text:span text:style-name="T11">S</text:span>oma harmônica é uma soma da forma:</text:p>
      <text:p text:style-name="P8"/>
      <text:p text:style-name="P8"><draw:frame draw:style-name="fr1" draw:name="Objeto15" text:anchor-type="as-char" svg:y="-0.713cm" svg:width="4.486cm" svg:height="1.13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/>
      <text:p text:style-name="P8"><text:tab/> <text:tab/>Um limite superior para uma soma harmônica é log2 (n) <text:span text:style-name="T12">+ </text:span>1. Ou seja, podemos modificar cada termo 1 / k para que k se torne a potência mais próxima de dois que não exceda k. Por exemplo, quando n <text:span text:style-name="T12">=</text:span> 6, podemos estimar a soma da seguinte maneira:</text:p>
      <text:p text:style-name="P8"/>
      <text:p text:style-name="P8"><draw:frame draw:style-name="fr1" draw:name="Objeto16" text:anchor-type="as-char" svg:y="-0.619cm" svg:width="7.116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>Esse limite superior consiste em log2 (n) <text:span text:style-name="T13">+ </text:span>1 partes (1, <draw:frame draw:style-name="fr1" draw:name="Objeto17" text:anchor-type="as-char" svg:y="-0.619cm" svg:width="0.843cm" svg:height="0.998cm" draw:z-index="16"><draw:object xlink:href="./Object 17" xlink:type="simple" xlink:show="embed" xlink:actuate="onLoad"/><draw:image xlink:href="./ObjectReplacements/Object 17" xlink:type="simple" xlink:show="embed" xlink:actuate="onLoad"/></draw:frame>, <draw:frame draw:style-name="fr1" draw:name="Objeto18" text:anchor-type="as-char" svg:y="-0.619cm" svg:width="0.87cm" svg:height="0.998cm" draw:z-index="17"><draw:object xlink:href="./Object 18" xlink:type="simple" xlink:show="embed" xlink:actuate="onLoad"/><draw:image xlink:href="./ObjectReplacements/Object 18" xlink:type="simple" xlink:show="embed" xlink:actuate="onLoad"/></draw:frame><text:s/>etc.) e o valor</text:p>
      <text:p text:style-name="P17">de cada parte é no máximo 1.</text:p>
      <text:h text:style-name="Heading_20_1" text:outline-level="1"><text:soft-page-break/>Teoria dos conjuntos </text:h>
      <text:p text:style-name="Text_20_body"/>
      <text:p text:style-name="P18"><text:tab/><text:tab/> <text:tab/>Um conjunto é uma coleção de elementos. Por exemplo, o conjunto: </text:p>
      <text:p text:style-name="P19"><draw:frame draw:style-name="fr1" draw:name="Objeto19" text:anchor-type="as-char" svg:y="-0.377cm" svg:width="2.277cm" svg:height="0.49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text:span text:style-name="T13"><text:s/><text:tab/>Contém</text:span> os elementos 2, 4 e 7. O símbolo <draw:frame draw:style-name="fr1" draw:name="Objeto20" text:anchor-type="as-char" svg:y="-0.295cm" svg:width="0.57cm" svg:height="0.385cm" draw:z-index="20"><draw:object xlink:href="./Object 20" xlink:type="simple" xlink:show="embed" xlink:actuate="onLoad"/><draw:image xlink:href="./ObjectReplacements/Object 20" xlink:type="simple" xlink:show="embed" xlink:actuate="onLoad"/></draw:frame>; <text:span text:style-name="T13">i</text:span>ndica um conjunto vazio e <draw:frame draw:style-name="fr1" draw:name="Objeto21" text:anchor-type="as-char" svg:y="-0.377cm" svg:width="0.672cm" svg:height="0.471cm" draw:z-index="19"><draw:object xlink:href="./Object 21" xlink:type="simple" xlink:show="embed" xlink:actuate="onLoad"/><draw:image xlink:href="./ObjectReplacements/Object 21" xlink:type="simple" xlink:show="embed" xlink:actuate="onLoad"/></draw:frame><text:s/>indica o tamanho de um conjunto S, isto é, o número de elementos no conjunto. Por exemplo, no acima do conjunto, <draw:frame draw:style-name="fr1" draw:name="Objeto22" text:anchor-type="as-char" svg:y="-0.377cm" svg:width="1.277cm" svg:height="0.471cm" draw:z-index="25"><draw:object xlink:href="./Object 22" xlink:type="simple" xlink:show="embed" xlink:actuate="onLoad"/><draw:image xlink:href="./ObjectReplacements/Object 22" xlink:type="simple" xlink:show="embed" xlink:actuate="onLoad"/></draw:frame>. </text:p>
      <text:p text:style-name="P20"/>
      <text:p text:style-name="P20"><text:s/><text:tab/>Se um conjunto S contém um elemento x, escrevemos <draw:frame draw:style-name="fr1" draw:name="Objeto23" text:anchor-type="as-char" svg:y="-0.377cm" svg:width="1.102cm" svg:height="0.467cm" draw:z-index="21"><draw:object xlink:href="./Object 23" xlink:type="simple" xlink:show="embed" xlink:actuate="onLoad"/><draw:image xlink:href="./ObjectReplacements/Object 23" xlink:type="simple" xlink:show="embed" xlink:actuate="onLoad"/></draw:frame><text:s/>e, caso contrário, escrevemos <draw:frame draw:style-name="fr1" draw:name="Objeto24" text:anchor-type="as-char" svg:y="-0.377cm" svg:width="1.102cm" svg:height="0.467cm" draw:z-index="22"><draw:object xlink:href="./Object 24" xlink:type="simple" xlink:show="embed" xlink:actuate="onLoad"/><draw:image xlink:href="./ObjectReplacements/Object 24" xlink:type="simple" xlink:show="embed" xlink:actuate="onLoad"/></draw:frame>. Por exemplo, no conjunto acima: </text:p>
      <text:p text:style-name="P19"><draw:frame draw:style-name="fr1" draw:name="Objeto25" text:anchor-type="as-char" svg:y="-0.377cm" svg:width="1.101cm" svg:height="0.467cm" draw:z-index="23"><draw:object xlink:href="./Object 25" xlink:type="simple" xlink:show="embed" xlink:actuate="onLoad"/><draw:image xlink:href="./ObjectReplacements/Object 25" xlink:type="simple" xlink:show="embed" xlink:actuate="onLoad"/></draw:frame><text:span text:style-name="T14">e </text:span><text:span text:style-name="T14"><draw:frame draw:style-name="fr1" draw:name="Objeto26" text:anchor-type="as-char" svg:y="-0.377cm" svg:width="1.078cm" svg:height="0.467cm" draw:z-index="24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0">Novos conjuntos podem ser construídos usando operações de conjunto: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CenturySchL-Bold" svg:font-family="CenturySchL-Bold" style:font-family-generic="roman" style:font-pitch="variable"/>
    <style:font-face style:name="CenturySchL-Roma" svg:font-family="CenturySchL-Rom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4T13:16:33.386000000</meta:creation-date>
    <dc:date>2020-08-05T08:31:49.965000000</dc:date>
    <meta:editing-duration>PT35M7S</meta:editing-duration>
    <meta:editing-cycles>7</meta:editing-cycles>
    <meta:generator>LibreOffice/6.4.5.2$Windows_X86_64 LibreOffice_project/a726b36747cf2001e06b58ad5db1aa3a9a1872d6</meta:generator>
    <meta:document-statistic meta:table-count="0" meta:image-count="0" meta:object-count="26" meta:page-count="3" meta:paragraph-count="46" meta:word-count="409" meta:character-count="2356" meta:non-whitespace-character-count="1908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sup>
          <mi>x</mi>
          <mi>k</mi>
        </msup>
      </mrow>
      <mo stretchy="false">=</mo>
      <mrow>
        <msup>
          <mn>1</mn>
          <mi>k</mi>
        </msup>
        <mo stretchy="false">+</mo>
        <msup>
          <mn>2</mn>
          <mi>k</mi>
        </msup>
        <mo stretchy="false">+</mo>
        <msup>
          <mn>3</mn>
          <mi>k</mi>
        </msup>
        <mo stretchy="false">+</mo>
        <mn>...</mn>
        <mo stretchy="false">+</mo>
        <msup>
          <mi>n</mi>
          <mi>k</mi>
        </msup>
      </mrow>
    </mrow>
    <annotation encoding="StarMath 5.0">sum from{x = 1} to{n} x^{k} = 1^{k} + 2^{k} + 3^{k} + ... + n^{k}</annotation>
  </semantics>
</math>
</file>

<file path=Object 10/content.xml><?xml version="1.0" encoding="utf-8"?>
<math xmlns="http://www.w3.org/1998/Math/MathML" display="block">
  <semantics>
    <mrow>
      <mrow>
        <mn>3</mn>
        <mo stretchy="false">+</mo>
        <mn>6</mn>
        <mo stretchy="false">+</mo>
        <mn>12</mn>
        <mo stretchy="false">+</mo>
        <mn>24</mn>
      </mrow>
      <mo stretchy="false">=</mo>
      <mfrac>
        <mrow>
          <mrow>
            <mn>24</mn>
            <mo stretchy="false">⋅</mo>
            <mn>2</mn>
          </mrow>
          <mo stretchy="false">−</mo>
          <mn>3</mn>
        </mrow>
        <mrow>
          <mn>2</mn>
          <mo stretchy="false">−</mo>
          <mn>1</mn>
        </mrow>
      </mfrac>
      <mo stretchy="false">=</mo>
      <mn>45.</mn>
    </mrow>
    <annotation encoding="StarMath 5.0">3 + 6 + 12 + 24 =  {24 cdot 2 - 3} over {2-1}  = 45. 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i>a</mi>
          <mo stretchy="false">+</mo>
          <mi mathvariant="italic">ak</mi>
          <mo stretchy="false">+</mo>
          <msup>
            <mi mathvariant="italic">ak</mi>
            <mn>2</mn>
          </msup>
          <mo stretchy="false">+</mo>
          <mn>...</mn>
          <mo stretchy="false">+</mo>
          <mi>b</mi>
        </mrow>
      </mrow>
      <mi>.</mi>
    </mrow>
    <annotation encoding="StarMath 5.0">S = a + ak + ak^{2} + ... + b.</annotation>
  </semantics>
</math>
</file>

<file path=Object 12/content.xml><?xml version="1.0" encoding="utf-8"?>
<math xmlns="http://www.w3.org/1998/Math/MathML" display="block">
  <semantics>
    <mrow>
      <mrow>
        <mi mathvariant="italic">kS</mi>
        <mo stretchy="false">=</mo>
        <mrow>
          <mi>a</mi>
          <mo stretchy="false">+</mo>
          <msup>
            <mi mathvariant="italic">ak</mi>
            <mn>2</mn>
          </msup>
          <mo stretchy="false">+</mo>
          <msup>
            <mi mathvariant="italic">ak</mi>
            <mn>3</mn>
          </msup>
          <mo stretchy="false">+</mo>
          <mn>...</mn>
          <mo stretchy="false">+</mo>
          <mi mathvariant="italic">bk</mi>
        </mrow>
      </mrow>
      <mi>.</mi>
    </mrow>
    <annotation encoding="StarMath 5.0">kS = a + ak^{2} + ak^{3} + ... + bk.</annotation>
  </semantics>
</math>
</file>

<file path=Object 13/content.xml><?xml version="1.0" encoding="utf-8"?>
<math xmlns="http://www.w3.org/1998/Math/MathML" display="block">
  <semantics>
    <mrow>
      <mrow>
        <mi mathvariant="italic">kS</mi>
        <mo stretchy="false">−</mo>
        <mi>S</mi>
      </mrow>
      <mo stretchy="false">=</mo>
      <mrow>
        <mi mathvariant="italic">bk</mi>
        <mo stretchy="false">−</mo>
        <mi>a</mi>
      </mrow>
    </mrow>
    <annotation encoding="StarMath 5.0">kS - S = bk - a</annotation>
  </semantics>
</math>
</file>

<file path=Object 14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8</mn>
        <mo stretchy="false">+</mo>
        <mn>...</mn>
        <mo stretchy="false">+</mo>
        <msup>
          <mn>2</mn>
          <mrow>
            <mi>n</mi>
            <mo stretchy="false">−</mo>
            <mn>1</mn>
          </mrow>
        </msup>
      </mrow>
      <mo stretchy="false">=</mo>
      <mrow>
        <msup>
          <mn>2</mn>
          <mi>n</mi>
        </msup>
        <mo stretchy="false">−</mo>
        <mn>1.</mn>
      </mrow>
    </mrow>
    <annotation encoding="StarMath 5.0">1 + 2+ 4+ 8 + ...+ 2^{n-1} = 2^{n} - 1.</annotation>
  </semantics>
</math>
</file>

<file path=Object 15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x</mi>
                <mo stretchy="false">=</mo>
                <mn>1</mn>
              </mrow>
              <mi>n</mi>
            </munderover>
            <mi>x</mi>
          </mrow>
          <mo stretchy="false">/</mo>
          <mn>1</mn>
        </mrow>
        <mo stretchy="false">=</mo>
        <mrow>
          <mn>1</mn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n>...</mn>
          <mo stretchy="false">+</mo>
          <mfrac>
            <mn>1</mn>
            <mi>n</mi>
          </mfrac>
        </mrow>
      </mrow>
      <mn>.</mn>
    </mrow>
    <annotation encoding="StarMath 5.0">sum from{x=1} to{n} x / 1 = 1 + {1} over {2} + {1} over {3} +...+  {1} over {n}.      </annotation>
  </semantics>
</math>
</file>

<file path=Object 16/content.xml><?xml version="1.0" encoding="utf-8"?>
<math xmlns="http://www.w3.org/1998/Math/MathML" display="block">
  <semantics>
    <mrow>
      <mrow>
        <mrow>
          <mn>1</mn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+</mo>
          <mfrac>
            <mn>1</mn>
            <mn>5</mn>
          </mfrac>
          <mo stretchy="false">+</mo>
          <mfrac>
            <mn>1</mn>
            <mn>6</mn>
          </mfrac>
        </mrow>
        <mo stretchy="false">≤</mo>
        <mrow>
          <mn>1</mn>
          <mo stretchy="false">+</mo>
          <mfrac>
            <mn>1</mn>
            <mn>2</mn>
          </mfrac>
          <mo stretchy="false">+</mo>
          <mfrac>
            <mn>1</mn>
            <mn>2</mn>
          </mfrac>
          <mo stretchy="false">+</mo>
          <mfrac>
            <mn>1</mn>
            <mn>4</mn>
          </mfrac>
          <mo stretchy="false">+</mo>
          <mfrac>
            <mn>1</mn>
            <mn>4</mn>
          </mfrac>
          <mo stretchy="false">+</mo>
          <mfrac>
            <mn>1</mn>
            <mn>4</mn>
          </mfrac>
        </mrow>
      </mrow>
      <mn>.</mn>
    </mrow>
    <annotation encoding="StarMath 5.0">1 + {1} over {2} + {1} over {3} + {1} over {4} + {1} over {5} + {1} over {6}  &lt;= 1 + {1} over {2} + {1} over {2} + {1} over {4} + {1} over {4} + {1} over {4}. </annotation>
  </semantics>
</math>
</file>

<file path=Object 17/content.xml><?xml version="1.0" encoding="utf-8"?>
<math xmlns="http://www.w3.org/1998/Math/MathML" display="block">
  <semantics>
    <mfrac>
      <mrow>
        <mn>2</mn>
        <mo stretchy="false">⋅</mo>
        <mn>1</mn>
      </mrow>
      <mn>2</mn>
    </mfrac>
    <annotation encoding="StarMath 5.0">2 cdot {1} over {2} </annotation>
  </semantics>
</math>
</file>

<file path=Object 18/content.xml><?xml version="1.0" encoding="utf-8"?>
<math xmlns="http://www.w3.org/1998/Math/MathML" display="block">
  <semantics>
    <mfrac>
      <mrow>
        <mn>4</mn>
        <mo stretchy="false">⋅</mo>
        <mn>1</mn>
      </mrow>
      <mn>4</mn>
    </mfrac>
    <annotation encoding="StarMath 5.0">4 cdot {1} over {4} 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n>2</mn>
            <mi>,</mi>
            <mn>4</mn>
            <mi>,</mi>
            <mn>7</mn>
          </mrow>
        </mrow>
        <mo fence="true" stretchy="false">}</mo>
      </mrow>
    </mrow>
    <annotation encoding="StarMath 5.0">X = lbrace 2, 4, 7 rbrace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o stretchy="false">=</mo>
      <mrow>
        <mn>1</mn>
        <mo stretchy="false">+</mo>
        <mn>2</mn>
        <mo stretchy="false">+</mo>
        <mn>3</mn>
        <mo stretchy="false">+</mo>
        <mn>...</mn>
        <mo stretchy="false">+</mo>
        <mi>n</mi>
      </mrow>
      <mo stretchy="false">=</mo>
      <mfrac>
        <mrow>
          <mi>n</mi>
          <mo stretchy="false">⋅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{x = 1} to{n} x = 1 + 2 + 3 + ... + n = { n cdot (n + 1) } over {2} </annotation>
  </semantics>
</math>
</file>

<file path=Object 2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1/content.xml><?xml version="1.0" encoding="utf-8"?>
<math xmlns="http://www.w3.org/1998/Math/MathML" display="block">
  <semantics>
    <mrow>
      <mo fence="true" stretchy="true">|</mo>
      <mrow>
        <mi>S</mi>
      </mrow>
      <mo fence="true" stretchy="true">|</mo>
    </mrow>
    <annotation encoding="StarMath 5.0">abs{S} </annotation>
  </semantics>
</math>
</file>

<file path=Object 22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=</mo>
      <mn>3</mn>
    </mrow>
    <annotation encoding="StarMath 5.0">abs{X} = 3 </annotation>
  </semantics>
</math>
</file>

<file path=Object 23/content.xml><?xml version="1.0" encoding="utf-8"?>
<math xmlns="http://www.w3.org/1998/Math/MathML" display="block">
  <semantics>
    <mrow>
      <mi>X</mi>
      <mo stretchy="false">∈</mo>
      <mi>S</mi>
    </mrow>
    <annotation encoding="StarMath 5.0">X in S  </annotation>
  </semantics>
</math>
</file>

<file path=Object 24/content.xml><?xml version="1.0" encoding="utf-8"?>
<math xmlns="http://www.w3.org/1998/Math/MathML" display="block">
  <semantics>
    <mrow>
      <mi>X</mi>
      <mo stretchy="false">∉</mo>
      <mi>S</mi>
    </mrow>
    <annotation encoding="StarMath 5.0">X notin S</annotation>
  </semantics>
</math>
</file>

<file path=Object 25/content.xml><?xml version="1.0" encoding="utf-8"?>
<math xmlns="http://www.w3.org/1998/Math/MathML" display="block">
  <semantics>
    <mrow>
      <mn>4</mn>
      <mo stretchy="false">∈</mo>
      <mi>X</mi>
    </mrow>
    <annotation encoding="StarMath 5.0">4 in X </annotation>
  </semantics>
</math>
</file>

<file path=Object 26/content.xml><?xml version="1.0" encoding="utf-8"?>
<math xmlns="http://www.w3.org/1998/Math/MathML" display="block">
  <semantics>
    <mrow>
      <mn>5</mn>
      <mo stretchy="false">∉</mo>
      <mi>X</mi>
    </mrow>
    <annotation encoding="StarMath 5.0">5 notin X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o stretchy="false">=</mo>
      <mrow>
        <mn>1</mn>
        <mo stretchy="false">+</mo>
        <mn>2</mn>
        <mo stretchy="false">+</mo>
        <mn>3</mn>
        <mo stretchy="false">+</mo>
        <mn>...</mn>
        <mo stretchy="false">+</mo>
        <mi>n</mi>
      </mrow>
      <mo stretchy="false">=</mo>
      <mfrac>
        <mrow>
          <mi>n</mi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o stretchy="false">⋅</mo>
            <mn>2</mn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6</mn>
      </mfrac>
    </mrow>
    <annotation encoding="StarMath 5.0">sum from{x = 1} to{n} x = 1 + 2 + 3 + ... + n = { n  (n + 1) cdot 2  (n+1) } over {6} </annotation>
  </semantics>
</math>
</file>

<file path=Object 4/content.xml><?xml version="1.0" encoding="utf-8"?>
<math xmlns="http://www.w3.org/1998/Math/MathML" display="block">
  <semantics>
    <mrow>
      <mn>3</mn>
      <mi>,</mi>
      <mn>7</mn>
      <mi>,</mi>
      <mn>11</mn>
      <mi>,</mi>
      <mn>15</mn>
    </mrow>
    <annotation encoding="StarMath 5.0">3, 7, 11, 15</annotation>
  </semantics>
</math>
</file>

<file path=Object 5/content.xml><?xml version="1.0" encoding="utf-8"?>
<math xmlns="http://www.w3.org/1998/Math/MathML" display="block">
  <semantics>
    <mrow>
      <munder>
        <munder>
          <mrow>
            <mi>a</mi>
            <mo stretchy="false">+</mo>
            <mn>...</mn>
            <mo stretchy="false">+</mo>
            <mi>b</mi>
          </mrow>
          <mo stretchy="true">⏟</mo>
        </munder>
        <mrow>
          <mi>n</mi>
          <mi mathvariant="italic">números</mi>
        </mrow>
      </munder>
      <mo stretchy="false">=</mo>
      <mfrac>
        <mrow>
          <mi>n</mi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row>
        <mn>2</mn>
      </mfrac>
    </mrow>
    <annotation encoding="StarMath 5.0">{a + ... + b} underbrace {n números} = {n(a+b)} over {2} </annotation>
  </semantics>
</math>
</file>

<file path=Object 6/content.xml><?xml version="1.0" encoding="utf-8"?>
<math xmlns="http://www.w3.org/1998/Math/MathML" display="block">
  <semantics>
    <mrow>
      <mrow>
        <mn>3</mn>
        <mo stretchy="false">+</mo>
        <mn>7</mn>
        <mo stretchy="false">+</mo>
        <mn>11</mn>
        <mo stretchy="false">+</mo>
        <mn>15</mn>
      </mrow>
      <mo stretchy="false">=</mo>
      <mfrac>
        <mrow>
          <mn>4</mn>
          <mrow>
            <mo fence="true" stretchy="false">(</mo>
            <mrow>
              <mrow>
                <mn>3</mn>
                <mo stretchy="false">+</mo>
                <mn>15</mn>
              </mrow>
            </mrow>
            <mo fence="true" stretchy="false">)</mo>
          </mrow>
        </mrow>
        <mn>2</mn>
      </mfrac>
      <mo stretchy="false">=</mo>
      <mn>36.</mn>
    </mrow>
    <annotation encoding="StarMath 5.0"> 3+ 7 + 11 + 15 = {4(3+15)} over {2} = 36. </annotation>
  </semantics>
</math>
</file>

<file path=Object 7/content.xml><?xml version="1.0" encoding="utf-8"?>
<math xmlns="http://www.w3.org/1998/Math/MathML" display="block">
  <semantics>
    <mfrac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frac>
    <annotation encoding="StarMath 5.0">{(a + b)} over {2} </annotation>
  </semantics>
</math>
</file>

<file path=Object 8/content.xml><?xml version="1.0" encoding="utf-8"?>
<math xmlns="http://www.w3.org/1998/Math/MathML" display="block">
  <semantics>
    <mrow>
      <mn>3</mn>
      <mi>,</mi>
      <mn>6</mn>
      <mi>,</mi>
      <mn>12</mn>
      <mi>,</mi>
      <mn>24</mn>
    </mrow>
    <annotation encoding="StarMath 5.0">3, 6, 12, 24</annotation>
  </semantics>
</math>
</file>

<file path=Object 9/content.xml><?xml version="1.0" encoding="utf-8"?>
<math xmlns="http://www.w3.org/1998/Math/MathML" display="block">
  <semantics>
    <mrow>
      <mi>a</mi>
      <mo stretchy="false">+</mo>
      <mi mathvariant="italic">ak</mi>
      <mo stretchy="false">+</mo>
      <msup>
        <mi mathvariant="italic">ak</mi>
        <mn>2</mn>
      </msup>
      <mo stretchy="false">+</mo>
      <mn>...</mn>
      <mo stretchy="false">+</mo>
      <mfrac>
        <mrow>
          <mi mathvariant="italic">bk</mi>
          <mo stretchy="false">−</mo>
          <mi>a</mi>
        </mrow>
        <mrow>
          <mi>k</mi>
          <mo stretchy="false">−</mo>
          <mn>1</mn>
        </mrow>
      </mfrac>
    </mrow>
    <annotation encoding="StarMath 5.0">a + ak + ak^{2} + ... + {bk - a} over {k-1} </annotation>
  </semantics>
</math>
</file>